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1ec9ce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d182e" officeooo:paragraph-rsid="001d182e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Liberation Serif" fo:font-size="12pt" fo:font-weight="bold" officeooo:rsid="001ec9ce" officeooo:paragraph-rsid="001ec9ce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2" style:family="paragraph" style:parent-style-name="Standard">
      <style:text-properties style:font-name="Liberation Serif" fo:font-size="12pt" fo:language="en" fo:country="GB" officeooo:paragraph-rsid="001ec9ce" style:font-size-asian="12pt" style:font-size-complex="12pt"/>
    </style:style>
    <style:style style:name="P23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>
      <style:text-properties fo:color="#000000"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27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29b37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30" style:family="paragraph" style:parent-style-name="Standard" style:list-style-name="L1">
      <style:text-properties style:font-name="Liberation Serif" fo:font-size="12pt" officeooo:rsid="001d182e" officeooo:paragraph-rsid="0029b37f" style:letter-kerning="false" style:font-size-asian="12pt" style:font-name-complex="Courier New" style:font-size-complex="12pt" style:language-complex="ar" style:country-complex="SA"/>
    </style:style>
    <style:style style:name="P31" style:family="paragraph" style:parent-style-name="Standard">
      <style:text-properties style:font-name="Liberation Serif" fo:font-size="12pt" style:font-size-asian="12pt" style:font-size-complex="12pt"/>
    </style:style>
    <style:style style:name="P32" style:family="paragraph" style:parent-style-name="Standard">
      <style:text-properties style:font-name="Liberation Serif" fo:font-size="12pt" fo:language="en" fo:country="GB" officeooo:paragraph-rsid="0026bb89" style:font-size-asian="12pt" style:font-size-complex="12pt"/>
    </style:style>
    <style:style style:name="P33" style:family="paragraph" style:parent-style-name="Standard">
      <style:text-properties style:font-name="Liberation Serif" fo:font-size="12pt" fo:font-weight="bold" officeooo:rsid="001ec9ce" officeooo:paragraph-rsid="0026bb89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270c7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26bb8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e865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1d182e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1ec9ce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80" fo:language="en" fo:country="GB" officeooo:rsid="00061f30"/>
    </style:style>
    <style:style style:name="T14" style:family="text">
      <style:text-properties fo:color="#000080" fo:language="en" fo:country="GB" officeooo:rsid="0012562e"/>
    </style:style>
    <style:style style:name="T15" style:family="text">
      <style:text-properties fo:color="#000080" fo:language="en" fo:country="GB" officeooo:rsid="00234935"/>
    </style:style>
    <style:style style:name="T16" style:family="text">
      <style:text-properties fo:color="#000080" fo:language="en" fo:country="GB" fo:font-style="normal" fo:font-weight="normal" officeooo:rsid="00061f30" style:font-style-asian="normal" style:font-weight-asian="normal" style:font-style-complex="normal" style:font-weight-complex="normal"/>
    </style:style>
    <style:style style:name="T17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1ec9ce"/>
    </style:style>
    <style:style style:name="T19" style:family="text">
      <style:text-properties fo:color="#000080" officeooo:rsid="00061f30"/>
    </style:style>
    <style:style style:name="T20" style:family="text">
      <style:text-properties fo:color="#000080" officeooo:rsid="0012562e"/>
    </style:style>
    <style:style style:name="T21" style:family="text">
      <style:text-properties fo:color="#000080" officeooo:rsid="00061f30" style:letter-kerning="false" style:font-name-complex="Courier New" style:language-complex="ar" style:country-complex="SA"/>
    </style:style>
    <style:style style:name="T22" style:family="text">
      <style:text-properties fo:color="#000080" officeooo:rsid="0012562e" style:letter-kerning="false" style:font-name-complex="Courier New" style:language-complex="ar" style:country-complex="SA"/>
    </style:style>
    <style:style style:name="T23" style:family="text">
      <style:text-properties fo:color="#000080" officeooo:rsid="001ec9ce" style:letter-kerning="false" style:font-name-complex="Courier New" style:language-complex="ar" style:country-complex="SA"/>
    </style:style>
    <style:style style:name="T24" style:family="text">
      <style:text-properties fo:color="#000000" fo:language="en" fo:country="GB" officeooo:rsid="001d182e"/>
    </style:style>
    <style:style style:name="T25" style:family="text">
      <style:text-properties fo:color="#000000" fo:language="en" fo:country="GB" officeooo:rsid="0024d71d"/>
    </style:style>
    <style:style style:name="T26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fo:language="en" fo:country="GB" fo:font-style="normal" fo:font-weight="normal" officeooo:rsid="0024d71d" style:font-style-asian="normal" style:font-weight-asian="normal" style:font-style-complex="normal" style:font-weight-complex="normal"/>
    </style:style>
    <style:style style:name="T28" style:family="text">
      <style:text-properties fo:color="#000000" fo:language="en" fo:country="GB" officeooo:rsid="001ec9ce"/>
    </style:style>
    <style:style style:name="T29" style:family="text">
      <style:text-properties fo:color="#000000" fo:language="en" fo:country="GB" officeooo:rsid="00234935"/>
    </style:style>
    <style:style style:name="T30" style:family="text">
      <style:text-properties fo:color="#000000" officeooo:rsid="0012562e"/>
    </style:style>
    <style:style style:name="T31" style:family="text">
      <style:text-properties officeooo:rsid="0012562e"/>
    </style:style>
    <style:style style:name="T32" style:family="text">
      <style:text-properties officeooo:rsid="001d182e"/>
    </style:style>
    <style:style style:name="T33" style:family="text">
      <style:text-properties officeooo:rsid="001ec9ce"/>
    </style:style>
    <style:style style:name="T34" style:family="text">
      <style:text-properties officeooo:rsid="00212c3f"/>
    </style:style>
    <style:style style:name="T35" style:family="text">
      <style:text-properties officeooo:rsid="00230d44"/>
    </style:style>
    <style:style style:name="T36" style:family="text">
      <style:text-properties officeooo:rsid="00234935"/>
    </style:style>
    <style:style style:name="T37" style:family="text">
      <style:text-properties fo:language="en" fo:country="GB" officeooo:rsid="0012562e"/>
    </style:style>
    <style:style style:name="T38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officeooo:rsid="002604fc"/>
    </style:style>
    <style:style style:name="T40" style:family="text">
      <style:text-properties officeooo:rsid="0026bb89"/>
    </style:style>
    <style:style style:name="T41" style:family="text">
      <style:text-properties officeooo:rsid="002cfb46"/>
    </style:style>
    <style:style style:name="T42" style:family="text">
      <style:text-properties officeooo:rsid="002e865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EXAMPLE </text:span><text:span text:style-name="T5">4</text:span></text:p>
      <text:p text:style-name="P9"><text:span text:style-name="T3">Instruction Memory’s </text:span><text:span text:style-name="T4">f</text:span><text:span text:style-name="T2">ile:</text:span> <text:span text:style-name="T1">5th_fig451_MemEx4/inst.rom</text:span></text:p>
      <text:p text:style-name="P9"/>
      <text:p text:style-name="P10">This Mips pipeline implementation can handle branchs (with "nop" put by compiler) and <text:span text:style-name="T40">can’t handle</text:span> data hazards</text:p>
      <text:p text:style-name="P9"/>
      <text:p text:style-name="P9">The user should set initial register values (linear). No data values are required.</text:p>
      <text:p text:style-name="P18"/>
      <text:p text:style-name="P8"><text:span text:style-name="T2">Description:</text:span> A <text:span text:style-name="T8">simple</text:span> sequence of <text:span text:style-name="T39">five</text:span> instruction<text:span text:style-name="T1">s</text:span> with <text:span text:style-name="T39">no data</text:span> hazard.</text:p>
      <text:p text:style-name="P11"/>
      <text:p text:style-name="P34">ADD r1,r1,r1</text:p>
      <text:p text:style-name="P36">NOP</text:p>
      <text:p text:style-name="P36">NOP</text:p>
      <text:p text:style-name="P25">SLT <text:span text:style-name="T32">r2</text:span>, <text:span text:style-name="T32">r</text:span>15, <text:span text:style-name="T32">r</text:span>1 // <text:span text:style-name="T40">EXE HAZARD</text:span></text:p>
      <text:p text:style-name="P36">NOP</text:p>
      <text:p text:style-name="P36">NOP</text:p>
      <text:p text:style-name="P25">BEQ <text:span text:style-name="T32">r</text:span>2,<text:span text:style-name="T32">r</text:span>0, -<text:span text:style-name="T41">7</text:span> <text:s/>//<text:span text:style-name="T40">EXE HAZARD</text:span></text:p>
      <text:p text:style-name="P12">NOP</text:p>
      <text:p text:style-name="P12">NOP</text:p>
      <text:p text:style-name="P8"/>
      <text:p text:style-name="P19"><text:span text:style-name="T1">ADD r1,r1,r1</text:span><text:span text:style-name="T9"> – type R instruction</text:span></text:p>
      <text:p text:style-name="P14">opcode = 0 <text:s text:c="4"/>rs <text:span text:style-name="T6">= 1 <text:s text:c="4"/></text:span>rt <text:span text:style-name="T6">= 1 <text:s text:c="4"/></text:span>rd <text:span text:style-name="T6">= 1 <text:s text:c="4"/></text:span>sh = 0 <text:s text:c="4"/>func<text:span text:style-name="T6"> </text:span>= 32</text:p>
      <text:p text:style-name="P1">000000 <text:s text:c="10"/><text:span text:style-name="T6">00001 <text:s text:c="3"/>00001 <text:s text:c="2"/>00001</text:span> <text:s text:c="4"/>00000 <text:s text:c="4"/>100000</text:p>
      <text:p text:style-name="P4">0x<text:span text:style-name="T31">00210820</text:span></text:p>
      <text:p text:style-name="P8"/>
      <text:p text:style-name="P33">NOP </text:p>
      <text:p text:style-name="P32"><text:span text:style-name="T21">0x00</text:span><text:span text:style-name="T23">000000</text:span></text:p>
      <text:p text:style-name="P32"><text:span text:style-name="T23"/></text:p>
      <text:p text:style-name="P33">NOP </text:p>
      <text:p text:style-name="P32"><text:span text:style-name="T21">0x00</text:span><text:span text:style-name="T23">000000</text:span></text:p>
      <text:p text:style-name="P32"><text:span text:style-name="T23"/></text:p>
      <text:p text:style-name="P23"><text:span text:style-name="T33">SLT r2,r15,r1</text:span><text:span text:style-name="T9"> – type R instruction</text:span></text:p>
      <text:p text:style-name="P16">opcode = 0 <text:s text:c="4"/>rs <text:span text:style-name="T6">= 15 <text:s text:c="3"/></text:span>rt <text:span text:style-name="T6">= 1 <text:s text:c="4"/></text:span>rd <text:span text:style-name="T6">= 2 <text:s text:c="4"/></text:span>sh = 0 <text:s text:c="4"/>func<text:span text:style-name="T6"> </text:span>= <text:span text:style-name="T34">4</text:span>2</text:p>
      <text:p text:style-name="P3">000000 <text:s text:c="10"/><text:span text:style-name="T6">01111 <text:s text:c="4"/>00001 <text:s text:c="3"/>00010 <text:s text:c="3"/></text:span>00000 <text:s text:c="4"/>10<text:span text:style-name="T35">1</text:span>0<text:span text:style-name="T35">1</text:span>0</text:p>
      <text:p text:style-name="P6">0x<text:span text:style-name="T36">01E1102A</text:span></text:p>
      <text:p text:style-name="P8"/>
      <text:p text:style-name="P33">NOP </text:p>
      <text:p text:style-name="P32"><text:span text:style-name="T21">0x00</text:span><text:span text:style-name="T23">000000</text:span></text:p>
      <text:p text:style-name="P32"><text:span text:style-name="T23"/></text:p>
      <text:p text:style-name="P33">NOP </text:p>
      <text:p text:style-name="P32"><text:span text:style-name="T21">0x00</text:span><text:span text:style-name="T23">000000</text:span></text:p>
      <text:p text:style-name="P32"><text:span text:style-name="T23"/></text:p>
      <text:p text:style-name="P19"><text:span text:style-name="T33">BEQ r2,r0,-7</text:span><text:span text:style-name="T9"> – type </text:span><text:span text:style-name="T10">I</text:span><text:span text:style-name="T9"> instruction</text:span></text:p>
      <text:p text:style-name="P15">opcode = <text:span text:style-name="T42">4</text:span> <text:s text:c="4"/>rs <text:span text:style-name="T6">= 2 <text:s text:c="4"/></text:span>rt <text:span text:style-name="T6">= 0 <text:s text:c="4"/>imediate </text:span>= -<text:span text:style-name="T42">7</text:span></text:p>
      <text:p text:style-name="P2">000<text:span text:style-name="T36">1</text:span>00 <text:s text:c="10"/><text:span text:style-name="T6">00010 <text:s text:c="3"/>00000 <text:s text:c="2"/>1111111111111001</text:span></text:p>
      <text:p text:style-name="P5">0x<text:span text:style-name="T36">1</text:span>0<text:span text:style-name="T31">40FFF9</text:span></text:p>
      <text:p text:style-name="P21"/>
      <text:p text:style-name="P20">NOP </text:p>
      <text:p text:style-name="P22"><text:span text:style-name="T21">0x00</text:span><text:span text:style-name="T23">000000</text:span></text:p>
      <text:p text:style-name="P7"/>
      <text:p text:style-name="P20">NOP</text:p>
      <text:p text:style-name="P22"><text:span text:style-name="T21">0x00</text:span><text:span text:style-name="T23">00000</text:span><text:span text:style-name="T22">0</text:span></text:p>
      <text:p text:style-name="P8"><text:soft-page-break/>The <text:span text:style-name="T8">hexadecimal</text:span> code example is:</text:p>
      <text:p text:style-name="P11"/>
      <text:p text:style-name="P38"><text:span text:style-name="T32">ADD r1,r1,r1<text:tab/><text:tab/> – </text:span><text:span text:style-name="T19">0x</text:span><text:span text:style-name="T20">00210820</text:span></text:p>
      <text:p text:style-name="P35"><text:span text:style-name="T30">NOP</text:span><text:span text:style-name="T20"><text:tab/><text:tab/><text:tab/> – </text:span><text:span text:style-name="T13">0x00</text:span><text:span text:style-name="T18">000000</text:span></text:p>
      <text:p text:style-name="P35"><text:span text:style-name="T28">NOP</text:span><text:span text:style-name="T18"><text:tab/><text:tab/><text:tab/> – </text:span><text:span text:style-name="T13">0x00</text:span><text:span text:style-name="T18">000000</text:span></text:p>
      <text:p text:style-name="P38">SLT <text:span text:style-name="T32">r2</text:span>, <text:span text:style-name="T32">r</text:span>15, <text:span text:style-name="T32">r</text:span>1 <text:tab/><text:span text:style-name="T32"> – </text:span><text:span text:style-name="T13">0x</text:span><text:span text:style-name="T15">01E1102A</text:span></text:p>
      <text:p text:style-name="P35"><text:span text:style-name="T29">NOP</text:span><text:span text:style-name="T15"><text:tab/><text:tab/><text:tab/> – </text:span><text:span text:style-name="T13">0x00</text:span><text:span text:style-name="T18">000000</text:span></text:p>
      <text:p text:style-name="P35"><text:span text:style-name="T28">NOP</text:span><text:span text:style-name="T18"><text:tab/><text:tab/><text:tab/> – </text:span><text:span text:style-name="T13">0x00</text:span><text:span text:style-name="T18">000000</text:span></text:p>
      <text:p text:style-name="P39">BEQ <text:span text:style-name="T32">r</text:span>2,<text:span text:style-name="T32">r</text:span>0, -<text:span text:style-name="T42">7</text:span><text:tab/><text:tab/><text:span text:style-name="T32"> – </text:span><text:span text:style-name="T13">0x</text:span><text:span text:style-name="T15">1</text:span><text:span text:style-name="T13">0</text:span><text:span text:style-name="T14">40FFF9</text:span></text:p>
      <text:p text:style-name="P13">NOP<text:tab/><text:tab/><text:tab/><text:span text:style-name="T12"> – </text:span><text:span text:style-name="T16">0x00</text:span><text:span text:style-name="T17">000000</text:span></text:p>
      <text:p text:style-name="P24"><text:span text:style-name="T37">NOP<text:tab/><text:tab/><text:tab/></text:span><text:span text:style-name="T38"> – </text:span><text:span text:style-name="T16">0x00</text:span><text:span text:style-name="T17">000000</text:span></text:p>
      <text:p text:style-name="P8"/>
      <text:p text:style-name="P17">Calculations check (with linear initial register values):</text:p>
      <text:p text:style-name="Standard"><text:span text:style-name="Default_20_Paragraph_20_Font"><text:span text:style-name="T7"/></text:span></text:p>
      <text:list xml:id="list8561363826922962165" text:style-name="L1">
        <text:list-item>
          <text:p text:style-name="P27"><text:span text:style-name="T32">ADD r1,r1,r1<text:tab/><text:tab/></text:span><text:span text:style-name="T24">– </text:span><text:span text:style-name="T25">R1 = 2</text:span></text:p>
        </text:list-item>
        <text:list-item>
          <text:p text:style-name="P30">NOP</text:p>
        </text:list-item>
        <text:list-item>
          <text:p text:style-name="P28"><text:span text:style-name="Default_20_Paragraph_20_Font"><text:span text:style-name="T25">NOP</text:span></text:span></text:p>
        </text:list-item>
        <text:list-item>
          <text:p text:style-name="P27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</text:list-item>
        <text:list-item>
          <text:p text:style-name="P30">NOP</text:p>
        </text:list-item>
        <text:list-item>
          <text:p text:style-name="P28"><text:span text:style-name="Default_20_Paragraph_20_Font"><text:span text:style-name="T25">NOP</text:span></text:span></text:p>
        </text:list-item>
        <text:list-item>
          <text:p text:style-name="P27">BEQ <text:span text:style-name="T32">r</text:span>2,<text:span text:style-name="T32">r</text:span>0, -<text:span text:style-name="T42">7</text:span><text:tab/><text:tab/><text:span text:style-name="T24">– </text:span><text:span text:style-name="T25">BACK TO THE FIRST INSTRUCTION</text:span></text:p>
        </text:list-item>
        <text:list-item>
          <text:p text:style-name="P29">NOP</text:p>
        </text:list-item>
        <text:list-item>
          <text:p text:style-name="P29"><text:span text:style-name="Default_20_Paragraph_20_Font"><text:span text:style-name="T11">NOP</text:span></text:span></text:p>
          <text:list>
            <text:list-item>
              <text:p text:style-name="P27"><text:span text:style-name="T32">ADD r1,r1,r1<text:tab/><text:tab/></text:span><text:span text:style-name="T24">– </text:span><text:span text:style-name="T25">R1 = 4</text:span></text:p>
            </text:list-item>
            <text:list-item>
              <text:p text:style-name="P30">NOP</text:p>
            </text:list-item>
            <text:list-item>
              <text:p text:style-name="P28"><text:span text:style-name="Default_20_Paragraph_20_Font"><text:span text:style-name="T25">NOP</text:span></text:span></text:p>
            </text:list-item>
            <text:list-item>
              <text:p text:style-name="P27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    </text:list-item>
            <text:list-item>
              <text:p text:style-name="P30">NOP</text:p>
            </text:list-item>
            <text:list-item>
              <text:p text:style-name="P28"><text:span text:style-name="Default_20_Paragraph_20_Font"><text:span text:style-name="T25">NOP</text:span></text:span></text:p>
            </text:list-item>
            <text:list-item>
              <text:p text:style-name="P27">BEQ <text:span text:style-name="T32">r</text:span>2,<text:span text:style-name="T32">r</text:span>0, -<text:span text:style-name="T42">7</text:span><text:tab/><text:tab/><text:span text:style-name="T24">– </text:span><text:span text:style-name="T25">BACK TO THE FIRST INSTRUCTION</text:span></text:p>
            </text:list-item>
            <text:list-item>
              <text:p text:style-name="P29">NOP</text:p>
            </text:list-item>
            <text:list-item>
              <text:p text:style-name="P29"><text:span text:style-name="Default_20_Paragraph_20_Font"><text:span text:style-name="T11">NOP</text:span></text:span></text:p>
              <text:list>
                <text:list-item>
                  <text:p text:style-name="P27"><text:span text:style-name="T32">ADD r1,r1,r1<text:tab/><text:tab/></text:span><text:span text:style-name="T24">– </text:span><text:span text:style-name="T25">R1 = 8</text:span></text:p>
                </text:list-item>
                <text:list-item>
                  <text:p text:style-name="P30">NOP</text:p>
                </text:list-item>
                <text:list-item>
                  <text:p text:style-name="P28"><text:span text:style-name="Default_20_Paragraph_20_Font"><text:span text:style-name="T25">NOP</text:span></text:span></text:p>
                </text:list-item>
                <text:list-item>
                  <text:p text:style-name="P27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        </text:list-item>
                <text:list-item>
                  <text:p text:style-name="P30">NOP</text:p>
                </text:list-item>
                <text:list-item>
                  <text:p text:style-name="P28"><text:span text:style-name="Default_20_Paragraph_20_Font"><text:span text:style-name="T25">NOP</text:span></text:span></text:p>
                </text:list-item>
                <text:list-item>
                  <text:p text:style-name="P27">BEQ <text:span text:style-name="T32">r</text:span>2,<text:span text:style-name="T32">r</text:span>0, -<text:span text:style-name="T42">7</text:span><text:tab/><text:tab/><text:span text:style-name="T24">– </text:span><text:span text:style-name="T25">BACK TO THE FIRST INSTRUCTION</text:span></text:p>
                </text:list-item>
                <text:list-item>
                  <text:p text:style-name="P29">NOP</text:p>
                </text:list-item>
                <text:list-item>
                  <text:p text:style-name="P29"><text:span text:style-name="Default_20_Paragraph_20_Font"><text:span text:style-name="T11">NOP</text:span></text:span></text:p>
                  <text:list>
                    <text:list-item>
                      <text:p text:style-name="P27"><text:span text:style-name="T32">ADD r1,r1,r1<text:tab/><text:tab/></text:span><text:span text:style-name="T24">– </text:span><text:span text:style-name="T25">R1 = 16</text:span></text:p>
                    </text:list-item>
                    <text:list-item>
                      <text:p text:style-name="P30">NOP</text:p>
                    </text:list-item>
                    <text:list-item>
                      <text:p text:style-name="P28"><text:span text:style-name="Default_20_Paragraph_20_Font"><text:span text:style-name="T25">NOP</text:span></text:span></text:p>
                    </text:list-item>
                    <text:list-item>
                      <text:p text:style-name="P27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            </text:list-item>
                    <text:list-item>
                      <text:p text:style-name="P30">NOP</text:p>
                    </text:list-item>
                    <text:list-item>
                      <text:p text:style-name="P28"><text:span text:style-name="Default_20_Paragraph_20_Font"><text:span text:style-name="T25">NOP</text:span></text:span></text:p>
                    </text:list-item>
                    <text:list-item>
                      <text:p text:style-name="P27">BEQ <text:span text:style-name="T32">r</text:span>2,<text:span text:style-name="T32">r</text:span>0, -<text:span text:style-name="T42">7</text:span><text:tab/><text:tab/><text:span text:style-name="T24">– </text:span><text:span text:style-name="T25">BRANCH IS NOT TAKEN</text:span></text:p>
                    </text:list-item>
                    <text:list-item>
                      <text:p text:style-name="P29">NOP</text:p>
                    </text:list-item>
                    <text:list-item>
                      <text:p text:style-name="P29"><text:span text:style-name="Default_20_Paragraph_20_Font"><text:span text:style-name="T11">NOP<text:tab/><text:tab/><text:tab/></text:span></text:span><text:span text:style-name="Default_20_Paragraph_20_Font"><text:span text:style-name="T26">– </text:span></text:span><text:span text:style-name="Default_20_Paragraph_20_Font"><text:span text:style-name="T27">END.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1T18:43:16.980154928</dc:date>
    <meta:editing-cycles>48</meta:editing-cycles>
    <meta:editing-duration>PT2H2M21S</meta:editing-duration>
    <meta:document-statistic meta:table-count="0" meta:image-count="0" meta:object-count="0" meta:page-count="2" meta:paragraph-count="85" meta:word-count="337" meta:character-count="1783" meta:non-whitespace-character-count="1389"/>
    <meta:template xlink:type="simple" xlink:actuate="onRequest" xlink:title="" xlink:href="Normal.dotm"/>
  </office:meta>
</office:document-meta>
</file>